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HandlerImplTest.should_report_bogus_default_answ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ockHandlerImplTest.bindMatchers( ArgumentMatcherStorage argumentMatcherStorage , 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HandlerImplTest.should_remove_verification_mode_even_when_invalid_match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ockHandlerImplTest.should_throw_mockito_exception_when_invocation_handler_throws_any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